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earOperatio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earOperation.apply( WritableRaster im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ear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arOperation.setup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